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9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709in"/>
    </style:style>
    <style:style style:name="co4" style:family="table-column">
      <style:table-column-properties fo:break-before="auto" style:column-width="1.0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Max lending limit</text:p>
          </table:table-cell>
          <table:table-cell office:value-type="float" office:value="80">
            <text:p>80</text:p>
          </table:table-cell>
          <table:table-cell office:value-type="string">
            <text:p>%</text:p>
          </table:table-cell>
          <table:table-cell office:value-type="string">
            <text:p>Gold Loan rate</text:p>
          </table:table-cell>
          <table:table-cell office:value-type="float" office:value="6">
            <text:p>6</text:p>
          </table:table-cell>
          <table:table-cell office:value-type="string">
            <text:p>%pa</text:p>
          </table:table-cell>
          <table:table-cell table:number-columns-repeated="9"/>
          <table:table-cell>
            <draw:frame table:end-cell-address="Sheet1.W20" table:end-x="0.1697in" table:end-y="0.0528in" draw:z-index="0" draw:style-name="gr1" draw:text-style-name="P1" svg:width="6.2988in" svg:height="3.539in" svg:x="0.0941in" svg:y="0.065in">
              <draw:object draw:notify-on-update-of-ranges="Sheet1.A9:Sheet1.A20 Sheet1.D8:Sheet1.D8 Sheet1.D9:Sheet1.D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Initial price</text:p>
          </table:table-cell>
          <table:table-cell office:value-type="float" office:value="5143">
            <text:p>5143</text:p>
          </table:table-cell>
          <table:table-cell office:value-type="string">
            <text:p>/g</text:p>
          </table:table-cell>
          <table:table-cell table:number-columns-repeated="13"/>
        </table:table-row>
        <table:table-row table:style-name="ro1">
          <table:table-cell office:value-type="string">
            <text:p>Ex gain %</text:p>
          </table:table-cell>
          <table:table-cell office:value-type="float" office:value="40">
            <text:p>40</text:p>
          </table:table-cell>
          <table:table-cell office:value-type="string">
            <text:p>%</text:p>
          </table:table-cell>
          <table:table-cell table:number-columns-repeated="13"/>
        </table:table-row>
        <table:table-row table:style-name="ro1">
          <table:table-cell office:value-type="string">
            <text:p>expected price</text:p>
          </table:table-cell>
          <table:table-cell table:formula="of:=ROUND([.B2]*(100 +[.B3])/100)" office:value-type="float" office:value="7200">
            <text:p>7200</text:p>
          </table:table-cell>
          <table:table-cell office:value-type="string">
            <text:p>/g</text:p>
          </table:table-cell>
          <table:table-cell table:number-columns-repeated="13"/>
        </table:table-row>
        <table:table-row table:style-name="ro1">
          <table:table-cell office:value-type="string">
            <text:p>Ex term</text:p>
          </table:table-cell>
          <table:table-cell office:value-type="float" office:value="12">
            <text:p>12</text:p>
          </table:table-cell>
          <table:table-cell office:value-type="string">
            <text:p>months</text:p>
          </table:table-cell>
          <table:table-cell table:number-columns-repeated="13"/>
        </table:table-row>
        <table:table-row table:style-name="ro1">
          <table:table-cell office:value-type="string">
            <text:p>Principle</text:p>
          </table:table-cell>
          <table:table-cell office:value-type="float" office:value="300000">
            <text:p>30000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>
            <text:p>Iteration</text:p>
          </table:table-cell>
          <table:table-cell table:style-name="ce1" office:value-type="string">
            <text:p>Principle</text:p>
          </table:table-cell>
          <table:table-cell table:style-name="ce1" office:value-type="string">
            <text:p>Gold (g)</text:p>
          </table:table-cell>
          <table:table-cell table:style-name="ce1" office:value-type="string">
            <text:p>Total gold (g)</text:p>
          </table:table-cell>
          <table:table-cell table:style-name="ce1" office:value-type="string">
            <text:p>Loan</text:p>
          </table:table-cell>
          <table:table-cell table:style-name="ce1" office:value-type="string">
            <text:p>Total Loan</text:p>
          </table:table-cell>
          <table:table-cell table:style-name="ce2" office:value-type="string">
            <text:p>Monthly Interest</text:p>
          </table:table-cell>
          <table:table-cell table:style-name="ce1" office:value-type="string">
            <text:p>Ex Gold Value</text:p>
          </table:table-cell>
          <table:table-cell table:style-name="ce1" office:value-type="string">
            <text:p>Gain</text:p>
          </table:table-cell>
          <table:table-cell table:style-name="ce3" office:value-type="string">
            <text:p>Interest Paid</text:p>
          </table:table-cell>
          <table:table-cell table:style-name="ce3" office:value-type="string">
            <text:p>Net Gain</text:p>
          </table:table-cell>
          <table:table-cell table:style-name="ce3" office:value-type="string">
            <text:p>CP tax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6]" office:value-type="float" office:value="300000">
            <text:p>300000</text:p>
          </table:table-cell>
          <table:table-cell table:formula="of:=ROUND([.B9]/[.$B$2])" office:value-type="float" office:value="58">
            <text:p>58</text:p>
          </table:table-cell>
          <table:table-cell table:formula="of:=[.C9]" office:value-type="float" office:value="58">
            <text:p>58</text:p>
          </table:table-cell>
          <table:table-cell table:formula="of:=ROUND([.B9]*[.$B$1]/100)" office:value-type="float" office:value="240000">
            <text:p>240000</text:p>
          </table:table-cell>
          <table:table-cell office:value-type="float" office:value="0">
            <text:p>0</text:p>
          </table:table-cell>
          <table:table-cell table:formula="of:=ROUND([.F9] *[.$E$1]/1200)" office:value-type="float" office:value="0">
            <text:p>0</text:p>
          </table:table-cell>
          <table:table-cell table:formula="of:=[.D9]*[.$B$4]" office:value-type="float" office:value="417600">
            <text:p>417600</text:p>
          </table:table-cell>
          <table:table-cell table:formula="of:=([.$B$4]-[.$B$2]) *[.D9]" office:value-type="float" office:value="119306">
            <text:p>119306</text:p>
          </table:table-cell>
          <table:table-cell table:formula="of:=[.$B$5]*[.G9]" office:value-type="float" office:value="0">
            <text:p>0</text:p>
          </table:table-cell>
          <table:table-cell table:formula="of:=[.I9]-[.J9]" office:value-type="float" office:value="119306">
            <text:p>119306</text:p>
          </table:table-cell>
          <table:table-cell table:formula="of:=ROUND([.K9]*0.2)" office:value-type="float" office:value="23861">
            <text:p>2386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E9]" office:value-type="float" office:value="240000">
            <text:p>240000</text:p>
          </table:table-cell>
          <table:table-cell table:formula="of:=ROUND([.B10]/[.$B$2])" office:value-type="float" office:value="47">
            <text:p>47</text:p>
          </table:table-cell>
          <table:table-cell table:formula="of:=[.C10]+[.D9]" office:value-type="float" office:value="105">
            <text:p>105</text:p>
          </table:table-cell>
          <table:table-cell table:formula="of:=ROUND([.B10]*[.$B$1]/100)" office:value-type="float" office:value="192000">
            <text:p>192000</text:p>
          </table:table-cell>
          <table:table-cell table:formula="of:=[.E9]" office:value-type="float" office:value="240000">
            <text:p>240000</text:p>
          </table:table-cell>
          <table:table-cell table:formula="of:=ROUND([.F10] *[.$E$1]/1200)" office:value-type="float" office:value="1200">
            <text:p>1200</text:p>
          </table:table-cell>
          <table:table-cell table:formula="of:=[.D10]*[.$B$4]" office:value-type="float" office:value="756000">
            <text:p>756000</text:p>
          </table:table-cell>
          <table:table-cell table:formula="of:=([.$B$4]-[.$B$2]) *[.D10]" office:value-type="float" office:value="215985">
            <text:p>215985</text:p>
          </table:table-cell>
          <table:table-cell table:formula="of:=[.$B$5]*[.G10]" office:value-type="float" office:value="14400">
            <text:p>14400</text:p>
          </table:table-cell>
          <table:table-cell table:formula="of:=[.I10]-[.J10]" office:value-type="float" office:value="201585">
            <text:p>201585</text:p>
          </table:table-cell>
          <table:table-cell table:formula="of:=ROUND([.K10]*0.2)" office:value-type="float" office:value="40317">
            <text:p>4031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E10]" office:value-type="float" office:value="192000">
            <text:p>192000</text:p>
          </table:table-cell>
          <table:table-cell table:formula="of:=ROUND([.B11]/[.$B$2])" office:value-type="float" office:value="37">
            <text:p>37</text:p>
          </table:table-cell>
          <table:table-cell table:formula="of:=[.C11]+[.D10]" office:value-type="float" office:value="142">
            <text:p>142</text:p>
          </table:table-cell>
          <table:table-cell table:formula="of:=ROUND([.B11]*[.$B$1]/100)" office:value-type="float" office:value="153600">
            <text:p>153600</text:p>
          </table:table-cell>
          <table:table-cell table:formula="of:=[.F10]+[.E10]" office:value-type="float" office:value="432000">
            <text:p>432000</text:p>
          </table:table-cell>
          <table:table-cell table:formula="of:=ROUND([.F11] *[.$E$1]/1200)" office:value-type="float" office:value="2160">
            <text:p>2160</text:p>
          </table:table-cell>
          <table:table-cell table:formula="of:=[.D11]*[.$B$4]" office:value-type="float" office:value="1022400">
            <text:p>1022400</text:p>
          </table:table-cell>
          <table:table-cell table:formula="of:=([.$B$4]-[.$B$2]) *[.D11]" office:value-type="float" office:value="292094">
            <text:p>292094</text:p>
          </table:table-cell>
          <table:table-cell table:formula="of:=[.$B$5]*[.G11]" office:value-type="float" office:value="25920">
            <text:p>25920</text:p>
          </table:table-cell>
          <table:table-cell table:formula="of:=[.I11]-[.J11]" office:value-type="float" office:value="266174">
            <text:p>266174</text:p>
          </table:table-cell>
          <table:table-cell table:formula="of:=ROUND([.K11]*0.2)" office:value-type="float" office:value="53235">
            <text:p>5323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E11]" office:value-type="float" office:value="153600">
            <text:p>153600</text:p>
          </table:table-cell>
          <table:table-cell table:formula="of:=ROUND([.B12]/[.$B$2])" office:value-type="float" office:value="30">
            <text:p>30</text:p>
          </table:table-cell>
          <table:table-cell table:formula="of:=[.C12]+[.D11]" office:value-type="float" office:value="172">
            <text:p>172</text:p>
          </table:table-cell>
          <table:table-cell table:formula="of:=ROUND([.B12]*[.$B$1]/100)" office:value-type="float" office:value="122880">
            <text:p>122880</text:p>
          </table:table-cell>
          <table:table-cell table:formula="of:=[.F11]+[.E11]" office:value-type="float" office:value="585600">
            <text:p>585600</text:p>
          </table:table-cell>
          <table:table-cell table:formula="of:=ROUND([.F12] *[.$E$1]/1200)" office:value-type="float" office:value="2928">
            <text:p>2928</text:p>
          </table:table-cell>
          <table:table-cell table:formula="of:=[.D12]*[.$B$4]" office:value-type="float" office:value="1238400">
            <text:p>1238400</text:p>
          </table:table-cell>
          <table:table-cell table:formula="of:=([.$B$4]-[.$B$2]) *[.D12]" office:value-type="float" office:value="353804">
            <text:p>353804</text:p>
          </table:table-cell>
          <table:table-cell table:formula="of:=[.$B$5]*[.G12]" office:value-type="float" office:value="35136">
            <text:p>35136</text:p>
          </table:table-cell>
          <table:table-cell table:formula="of:=[.I12]-[.J12]" office:value-type="float" office:value="318668">
            <text:p>318668</text:p>
          </table:table-cell>
          <table:table-cell table:formula="of:=ROUND([.K12]*0.2)" office:value-type="float" office:value="63734">
            <text:p>6373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E12]" office:value-type="float" office:value="122880">
            <text:p>122880</text:p>
          </table:table-cell>
          <table:table-cell table:formula="of:=ROUND([.B13]/[.$B$2])" office:value-type="float" office:value="24">
            <text:p>24</text:p>
          </table:table-cell>
          <table:table-cell table:formula="of:=[.C13]+[.D12]" office:value-type="float" office:value="196">
            <text:p>196</text:p>
          </table:table-cell>
          <table:table-cell table:formula="of:=ROUND([.B13]*[.$B$1]/100)" office:value-type="float" office:value="98304">
            <text:p>98304</text:p>
          </table:table-cell>
          <table:table-cell table:formula="of:=[.F12]+[.E12]" office:value-type="float" office:value="708480">
            <text:p>708480</text:p>
          </table:table-cell>
          <table:table-cell table:formula="of:=ROUND([.F13] *[.$E$1]/1200)" office:value-type="float" office:value="3542">
            <text:p>3542</text:p>
          </table:table-cell>
          <table:table-cell table:formula="of:=[.D13]*[.$B$4]" office:value-type="float" office:value="1411200">
            <text:p>1411200</text:p>
          </table:table-cell>
          <table:table-cell table:formula="of:=([.$B$4]-[.$B$2]) *[.D13]" office:value-type="float" office:value="403172">
            <text:p>403172</text:p>
          </table:table-cell>
          <table:table-cell table:formula="of:=[.$B$5]*[.G13]" office:value-type="float" office:value="42504">
            <text:p>42504</text:p>
          </table:table-cell>
          <table:table-cell table:formula="of:=[.I13]-[.J13]" office:value-type="float" office:value="360668">
            <text:p>360668</text:p>
          </table:table-cell>
          <table:table-cell table:formula="of:=ROUND([.K13]*0.2)" office:value-type="float" office:value="72134">
            <text:p>7213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E13]" office:value-type="float" office:value="98304">
            <text:p>98304</text:p>
          </table:table-cell>
          <table:table-cell table:formula="of:=ROUND([.B14]/[.$B$2])" office:value-type="float" office:value="19">
            <text:p>19</text:p>
          </table:table-cell>
          <table:table-cell table:formula="of:=[.C14]+[.D13]" office:value-type="float" office:value="215">
            <text:p>215</text:p>
          </table:table-cell>
          <table:table-cell table:formula="of:=ROUND([.B14]*[.$B$1]/100)" office:value-type="float" office:value="78643">
            <text:p>78643</text:p>
          </table:table-cell>
          <table:table-cell table:formula="of:=[.F13]+[.E13]" office:value-type="float" office:value="806784">
            <text:p>806784</text:p>
          </table:table-cell>
          <table:table-cell table:formula="of:=ROUND([.F14] *[.$E$1]/1200)" office:value-type="float" office:value="4034">
            <text:p>4034</text:p>
          </table:table-cell>
          <table:table-cell table:formula="of:=[.D14]*[.$B$4]" office:value-type="float" office:value="1548000">
            <text:p>1548000</text:p>
          </table:table-cell>
          <table:table-cell table:formula="of:=([.$B$4]-[.$B$2]) *[.D14]" office:value-type="float" office:value="442255">
            <text:p>442255</text:p>
          </table:table-cell>
          <table:table-cell table:formula="of:=[.$B$5]*[.G14]" office:value-type="float" office:value="48408">
            <text:p>48408</text:p>
          </table:table-cell>
          <table:table-cell table:formula="of:=[.I14]-[.J14]" office:value-type="float" office:value="393847">
            <text:p>393847</text:p>
          </table:table-cell>
          <table:table-cell table:formula="of:=ROUND([.K14]*0.2)" office:value-type="float" office:value="78769">
            <text:p>7876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E14]" office:value-type="float" office:value="78643">
            <text:p>78643</text:p>
          </table:table-cell>
          <table:table-cell table:formula="of:=ROUND([.B15]/[.$B$2])" office:value-type="float" office:value="15">
            <text:p>15</text:p>
          </table:table-cell>
          <table:table-cell table:formula="of:=[.C15]+[.D14]" office:value-type="float" office:value="230">
            <text:p>230</text:p>
          </table:table-cell>
          <table:table-cell table:formula="of:=ROUND([.B15]*[.$B$1]/100)" office:value-type="float" office:value="62914">
            <text:p>62914</text:p>
          </table:table-cell>
          <table:table-cell table:formula="of:=[.F14]+[.E14]" office:value-type="float" office:value="885427">
            <text:p>885427</text:p>
          </table:table-cell>
          <table:table-cell table:formula="of:=ROUND([.F15] *[.$E$1]/1200)" office:value-type="float" office:value="4427">
            <text:p>4427</text:p>
          </table:table-cell>
          <table:table-cell table:formula="of:=[.D15]*[.$B$4]" office:value-type="float" office:value="1656000">
            <text:p>1656000</text:p>
          </table:table-cell>
          <table:table-cell table:formula="of:=([.$B$4]-[.$B$2]) *[.D15]" office:value-type="float" office:value="473110">
            <text:p>473110</text:p>
          </table:table-cell>
          <table:table-cell table:formula="of:=[.$B$5]*[.G15]" office:value-type="float" office:value="53124">
            <text:p>53124</text:p>
          </table:table-cell>
          <table:table-cell table:formula="of:=[.I15]-[.J15]" office:value-type="float" office:value="419986">
            <text:p>419986</text:p>
          </table:table-cell>
          <table:table-cell table:formula="of:=ROUND([.K15]*0.2)" office:value-type="float" office:value="83997">
            <text:p>8399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E15]" office:value-type="float" office:value="62914">
            <text:p>62914</text:p>
          </table:table-cell>
          <table:table-cell table:formula="of:=ROUND([.B16]/[.$B$2])" office:value-type="float" office:value="12">
            <text:p>12</text:p>
          </table:table-cell>
          <table:table-cell table:formula="of:=[.C16]+[.D15]" office:value-type="float" office:value="242">
            <text:p>242</text:p>
          </table:table-cell>
          <table:table-cell table:formula="of:=ROUND([.B16]*[.$B$1]/100)" office:value-type="float" office:value="50331">
            <text:p>50331</text:p>
          </table:table-cell>
          <table:table-cell table:formula="of:=[.F15]+[.E15]" office:value-type="float" office:value="948341">
            <text:p>948341</text:p>
          </table:table-cell>
          <table:table-cell table:formula="of:=ROUND([.F16] *[.$E$1]/1200)" office:value-type="float" office:value="4742">
            <text:p>4742</text:p>
          </table:table-cell>
          <table:table-cell table:formula="of:=[.D16]*[.$B$4]" office:value-type="float" office:value="1742400">
            <text:p>1742400</text:p>
          </table:table-cell>
          <table:table-cell table:formula="of:=([.$B$4]-[.$B$2]) *[.D16]" office:value-type="float" office:value="497794">
            <text:p>497794</text:p>
          </table:table-cell>
          <table:table-cell table:formula="of:=[.$B$5]*[.G16]" office:value-type="float" office:value="56904">
            <text:p>56904</text:p>
          </table:table-cell>
          <table:table-cell table:formula="of:=[.I16]-[.J16]" office:value-type="float" office:value="440890">
            <text:p>440890</text:p>
          </table:table-cell>
          <table:table-cell table:formula="of:=ROUND([.K16]*0.2)" office:value-type="float" office:value="88178">
            <text:p>8817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E16]" office:value-type="float" office:value="50331">
            <text:p>50331</text:p>
          </table:table-cell>
          <table:table-cell table:formula="of:=ROUND([.B17]/[.$B$2])" office:value-type="float" office:value="10">
            <text:p>10</text:p>
          </table:table-cell>
          <table:table-cell table:formula="of:=[.C17]+[.D16]" office:value-type="float" office:value="252">
            <text:p>252</text:p>
          </table:table-cell>
          <table:table-cell table:formula="of:=ROUND([.B17]*[.$B$1]/100)" office:value-type="float" office:value="40265">
            <text:p>40265</text:p>
          </table:table-cell>
          <table:table-cell table:formula="of:=[.F16]+[.E16]" office:value-type="float" office:value="998672">
            <text:p>998672</text:p>
          </table:table-cell>
          <table:table-cell table:formula="of:=ROUND([.F17] *[.$E$1]/1200)" office:value-type="float" office:value="4993">
            <text:p>4993</text:p>
          </table:table-cell>
          <table:table-cell table:formula="of:=[.D17]*[.$B$4]" office:value-type="float" office:value="1814400">
            <text:p>1814400</text:p>
          </table:table-cell>
          <table:table-cell table:formula="of:=([.$B$4]-[.$B$2]) *[.D17]" office:value-type="float" office:value="518364">
            <text:p>518364</text:p>
          </table:table-cell>
          <table:table-cell table:formula="of:=[.$B$5]*[.G17]" office:value-type="float" office:value="59916">
            <text:p>59916</text:p>
          </table:table-cell>
          <table:table-cell table:formula="of:=[.I17]-[.J17]" office:value-type="float" office:value="458448">
            <text:p>458448</text:p>
          </table:table-cell>
          <table:table-cell table:formula="of:=ROUND([.K17]*0.2)" office:value-type="float" office:value="91690">
            <text:p>9169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E17]" office:value-type="float" office:value="40265">
            <text:p>40265</text:p>
          </table:table-cell>
          <table:table-cell table:formula="of:=ROUND([.B18]/[.$B$2])" office:value-type="float" office:value="8">
            <text:p>8</text:p>
          </table:table-cell>
          <table:table-cell table:formula="of:=[.C18]+[.D17]" office:value-type="float" office:value="260">
            <text:p>260</text:p>
          </table:table-cell>
          <table:table-cell table:formula="of:=ROUND([.B18]*[.$B$1]/100)" office:value-type="float" office:value="32212">
            <text:p>32212</text:p>
          </table:table-cell>
          <table:table-cell table:formula="of:=[.F17]+[.E17]" office:value-type="float" office:value="1038937">
            <text:p>1038937</text:p>
          </table:table-cell>
          <table:table-cell table:formula="of:=ROUND([.F18] *[.$E$1]/1200)" office:value-type="float" office:value="5195">
            <text:p>5195</text:p>
          </table:table-cell>
          <table:table-cell table:formula="of:=[.D18]*[.$B$4]" office:value-type="float" office:value="1872000">
            <text:p>1872000</text:p>
          </table:table-cell>
          <table:table-cell table:formula="of:=([.$B$4]-[.$B$2]) *[.D18]" office:value-type="float" office:value="534820">
            <text:p>534820</text:p>
          </table:table-cell>
          <table:table-cell table:formula="of:=[.$B$5]*[.G18]" office:value-type="float" office:value="62340">
            <text:p>62340</text:p>
          </table:table-cell>
          <table:table-cell table:formula="of:=[.I18]-[.J18]" office:value-type="float" office:value="472480">
            <text:p>472480</text:p>
          </table:table-cell>
          <table:table-cell table:formula="of:=ROUND([.K18]*0.2)" office:value-type="float" office:value="94496">
            <text:p>9449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E18]" office:value-type="float" office:value="32212">
            <text:p>32212</text:p>
          </table:table-cell>
          <table:table-cell table:formula="of:=ROUND([.B19]/[.$B$2])" office:value-type="float" office:value="6">
            <text:p>6</text:p>
          </table:table-cell>
          <table:table-cell table:formula="of:=[.C19]+[.D18]" office:value-type="float" office:value="266">
            <text:p>266</text:p>
          </table:table-cell>
          <table:table-cell table:formula="of:=ROUND([.B19]*[.$B$1]/100)" office:value-type="float" office:value="25770">
            <text:p>25770</text:p>
          </table:table-cell>
          <table:table-cell table:formula="of:=[.F18]+[.E18]" office:value-type="float" office:value="1071149">
            <text:p>1071149</text:p>
          </table:table-cell>
          <table:table-cell table:formula="of:=ROUND([.F19] *[.$E$1]/1200)" office:value-type="float" office:value="5356">
            <text:p>5356</text:p>
          </table:table-cell>
          <table:table-cell table:formula="of:=[.D19]*[.$B$4]" office:value-type="float" office:value="1915200">
            <text:p>1915200</text:p>
          </table:table-cell>
          <table:table-cell table:formula="of:=([.$B$4]-[.$B$2]) *[.D19]" office:value-type="float" office:value="547162">
            <text:p>547162</text:p>
          </table:table-cell>
          <table:table-cell table:formula="of:=[.$B$5]*[.G19]" office:value-type="float" office:value="64272">
            <text:p>64272</text:p>
          </table:table-cell>
          <table:table-cell table:formula="of:=[.I19]-[.J19]" office:value-type="float" office:value="482890">
            <text:p>482890</text:p>
          </table:table-cell>
          <table:table-cell table:formula="of:=ROUND([.K19]*0.2)" office:value-type="float" office:value="96578">
            <text:p>96578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E19]" office:value-type="float" office:value="25770">
            <text:p>25770</text:p>
          </table:table-cell>
          <table:table-cell table:formula="of:=ROUND([.B20]/[.$B$2])" office:value-type="float" office:value="5">
            <text:p>5</text:p>
          </table:table-cell>
          <table:table-cell table:formula="of:=[.C20]+[.D19]" office:value-type="float" office:value="271">
            <text:p>271</text:p>
          </table:table-cell>
          <table:table-cell table:formula="of:=ROUND([.B20]*[.$B$1]/100)" office:value-type="float" office:value="20616">
            <text:p>20616</text:p>
          </table:table-cell>
          <table:table-cell table:formula="of:=[.F19]+[.E19]" office:value-type="float" office:value="1096919">
            <text:p>1096919</text:p>
          </table:table-cell>
          <table:table-cell table:formula="of:=ROUND([.F20] *[.$E$1]/1200)" office:value-type="float" office:value="5485">
            <text:p>5485</text:p>
          </table:table-cell>
          <table:table-cell table:formula="of:=[.D20]*[.$B$4]" office:value-type="float" office:value="1951200">
            <text:p>1951200</text:p>
          </table:table-cell>
          <table:table-cell table:formula="of:=([.$B$4]-[.$B$2]) *[.D20]" office:value-type="float" office:value="557447">
            <text:p>557447</text:p>
          </table:table-cell>
          <table:table-cell table:formula="of:=[.$B$5]*[.G20]" office:value-type="float" office:value="65820">
            <text:p>65820</text:p>
          </table:table-cell>
          <table:table-cell table:formula="of:=[.I20]-[.J20]" office:value-type="float" office:value="491627">
            <text:p>491627</text:p>
          </table:table-cell>
          <table:table-cell table:formula="of:=ROUND([.K20]*0.2)" office:value-type="float" office:value="98325">
            <text:p>98325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4">02/24/2022</text:date>, <text:time>13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57:41.46</meta:creation-date>
    <dc:date>2022-02-24T13:26:54.20</dc:date>
    <meta:editing-duration>PT3H24M8S</meta:editing-duration>
    <meta:editing-cycles>22</meta:editing-cycles>
    <meta:generator>OpenOffice/4.1.11$Win32 OpenOffice.org_project/4111m1$Build-9808</meta:generator>
    <meta:document-statistic meta:table-count="2" meta:cell-count="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441cm" svg:y="8.191cm" style:legend-expansion="wide" chart:style-name="ch2"/>
        <chart:plot-area chart:style-name="ch3" table:cell-range-address="Sheet1.A9:Sheet1.A20 Sheet1.D8:Sheet1.D20" chart:data-source-has-labels="row" svg:x="0.77cm" svg:y="0.855cm" svg:width="14.59cm" svg:height="6.736cm">
          <chartooo:coordinate-region svg:x="1.577cm" svg:y="1.067cm" svg:width="13.596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9:Sheet1.D20" chart:label-cell-address="Sheet1.D8:Sheet1.D8" chart:class="chart:scatter">
            <chart:domain table:cell-range-address="Sheet1.A9:Sheet1.A20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 gold (g)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:Sheet1.A20</svg:desc>
                </draw:g>
              </table:table-cell>
              <table:table-cell office:value-type="float" office:value="58">
                <text:p>58</text:p>
                <draw:g>
                  <svg:desc>Sheet1.D9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71">
                <text:p>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